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02cm" fo:min-width="10.20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79cm" fo:min-width="2.324cm"/>
    </style:style>
    <style:style style:name="gr4" style:family="graphic" style:parent-style-name="standard">
      <style:graphic-properties draw:textarea-horizontal-align="justify" draw:textarea-vertical-align="middle" draw:auto-grow-height="false" fo:min-height="1.162cm" fo:min-width="2.675cm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2.558cm"/>
    </style:style>
    <style:style style:name="gr6" style:family="graphic" style:parent-style-name="standard">
      <style:graphic-properties draw:textarea-horizontal-align="justify" draw:textarea-vertical-align="middle" draw:auto-grow-height="false" fo:min-height="1.162cm" fo:min-width="2.794cm"/>
    </style:style>
    <style:style style:name="gr7" style:family="graphic" style:parent-style-name="standard">
      <style:graphic-properties draw:textarea-horizontal-align="justify" draw:textarea-vertical-align="middle" draw:auto-grow-height="false" fo:min-height="1.162cm" fo:min-width="2.088cm"/>
    </style:style>
    <style:style style:name="gr8" style:family="graphic" style:parent-style-name="standard">
      <style:graphic-properties draw:textarea-horizontal-align="justify" draw:textarea-vertical-align="middle" draw:auto-grow-height="false" fo:min-height="1.045cm" fo:min-width="2.32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2.54cm" svg:x="4.429cm" svg:y="3.667cm">
          <text:p text:style-name="P1">BAS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2" draw:layer="layout" svg:x1="10.271cm" svg:y1="6.207cm" svg:x2="10.271cm" svg:y2="10.525cm">
          <text:p/>
        </draw:line>
        <draw:line draw:style-name="gr2" draw:text-style-name="P2" draw:layer="layout" svg:x1="10.271cm" svg:y1="10.525cm" svg:x2="2.905cm" svg:y2="10.525cm">
          <text:p/>
        </draw:line>
        <draw:custom-shape draw:style-name="gr3" draw:text-style-name="P1" draw:layer="layout" svg:width="3.048cm" svg:height="1.651cm" svg:x="1.381cm" svg:y="13.446cm">
          <text:p text:style-name="P1">Shoo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429cm" svg:height="1.524cm" svg:x="5.445cm" svg:y="13.446cm">
          <text:p text:style-name="P1">Asteroi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3.302cm" svg:height="1.524cm" svg:x="10.906cm" svg:y="13.446cm">
          <text:p text:style-name="P1">Bulle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draw:layer="layout" svg:width="3.556cm" svg:height="1.524cm" svg:x="15.986cm" svg:y="13.446cm">
          <text:p text:style-name="P1">Sauc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2" draw:layer="layout" svg:x1="2.905cm" svg:y1="10.525cm" svg:x2="2.905cm" svg:y2="13.446cm">
          <text:p/>
        </draw:line>
        <draw:line draw:style-name="gr2" draw:text-style-name="P2" draw:layer="layout" svg:x1="7.096cm" svg:y1="10.525cm" svg:x2="7.096cm" svg:y2="13.446cm">
          <text:p/>
        </draw:line>
        <draw:line draw:style-name="gr2" draw:text-style-name="P2" draw:layer="layout" svg:x1="10.271cm" svg:y1="10.525cm" svg:x2="17.764cm" svg:y2="10.525cm">
          <text:p/>
        </draw:line>
        <draw:line draw:style-name="gr2" draw:text-style-name="P2" draw:layer="layout" svg:x1="17.764cm" svg:y1="10.525cm" svg:x2="17.764cm" svg:y2="13.446cm">
          <text:p/>
        </draw:line>
        <draw:line draw:style-name="gr2" draw:text-style-name="P2" draw:layer="layout" svg:x1="12.303cm" svg:y1="10.525cm" svg:x2="12.303cm" svg:y2="13.446cm">
          <text:p/>
        </draw:line>
        <draw:line draw:style-name="gr2" draw:text-style-name="P2" draw:layer="layout" svg:x1="7.223cm" svg:y1="14.97cm" svg:x2="7.223cm" svg:y2="18.272cm">
          <text:p/>
        </draw:line>
        <draw:line draw:style-name="gr2" draw:text-style-name="P2" draw:layer="layout" svg:x1="7.223cm" svg:y1="18.272cm" svg:x2="5.572cm" svg:y2="18.272cm">
          <text:p/>
        </draw:line>
        <draw:line draw:style-name="gr2" draw:text-style-name="P2" draw:layer="layout" svg:x1="7.223cm" svg:y1="18.272cm" svg:x2="8.62cm" svg:y2="18.272cm">
          <text:p/>
        </draw:line>
        <draw:line draw:style-name="gr2" draw:text-style-name="P2" draw:layer="layout" svg:x1="5.572cm" svg:y1="18.272cm" svg:x2="5.572cm" svg:y2="19.796cm">
          <text:p/>
        </draw:line>
        <draw:line draw:style-name="gr2" draw:text-style-name="P2" draw:layer="layout" svg:x1="8.62cm" svg:y1="18.272cm" svg:x2="8.62cm" svg:y2="19.796cm">
          <text:p/>
        </draw:line>
        <draw:custom-shape draw:style-name="gr7" draw:text-style-name="P1" draw:layer="layout" svg:width="2.794cm" svg:height="1.524cm" svg:x="7.35cm" svg:y="19.796cm">
          <text:p text:style-name="P1">Normal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3.048cm" svg:height="1.397cm" svg:x="4.048cm" svg:y="19.923cm">
          <text:p text:style-name="P1">Complex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4:24:33.756904644</meta:creation-date>
    <dc:date>2018-05-10T04:32:12.259237555</dc:date>
    <meta:editing-duration>PT7M39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